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variant="normal" fo:text-transform="none" fo:color="#24292e" style:font-name="Liberation Serif" fo:font-size="12pt" fo:letter-spacing="normal" fo:font-style="normal" fo:font-weight="normal" officeooo:rsid="000bfc91" officeooo:paragraph-rsid="000bfc91" style:font-size-asian="12pt" style:font-size-complex="12pt"/>
    </style:style>
    <style:style style:name="P2" style:family="paragraph" style:parent-style-name="Standard">
      <style:text-properties fo:font-variant="normal" fo:text-transform="none" fo:color="#24292e" style:font-name="Liberation Serif" fo:font-size="12pt" fo:letter-spacing="normal" fo:font-style="normal" fo:font-weight="normal" officeooo:rsid="000de976" officeooo:paragraph-rsid="000de976" style:font-size-asian="12pt" style:font-size-complex="12pt"/>
    </style:style>
    <style:style style:name="P3" style:family="paragraph" style:parent-style-name="Standard">
      <style:text-properties fo:font-variant="normal" fo:text-transform="none" fo:color="#24292e" style:font-name="Liberation Serif" fo:font-size="12pt" fo:letter-spacing="normal" fo:font-style="normal" fo:font-weight="normal" officeooo:rsid="000f530e" officeooo:paragraph-rsid="000de976" style:font-size-asian="12pt" style:font-size-complex="12pt"/>
    </style:style>
    <style:style style:name="P4" style:family="paragraph" style:parent-style-name="Standard">
      <style:text-properties fo:font-variant="normal" fo:text-transform="none" fo:color="#24292e" style:font-name="Liberation Serif" fo:font-size="12pt" fo:letter-spacing="normal" fo:font-style="normal" fo:font-weight="normal" officeooo:rsid="00114c25" officeooo:paragraph-rsid="00114c25" style:font-size-asian="12pt" style:font-size-complex="12pt"/>
    </style:style>
    <style:style style:name="P5" style:family="paragraph" style:parent-style-name="Standard">
      <style:text-properties fo:font-variant="normal" fo:text-transform="none" fo:color="#24292e" style:font-name="Liberation Serif" fo:font-size="12pt" fo:letter-spacing="normal" fo:font-style="normal" fo:font-weight="normal" officeooo:rsid="000de976" officeooo:paragraph-rsid="000de976" style:font-size-asian="12pt" style:font-size-complex="12pt"/>
    </style:style>
    <style:style style:name="P6" style:family="paragraph" style:parent-style-name="Standard">
      <style:text-properties fo:font-variant="normal" fo:text-transform="none" fo:color="#24292e" style:font-name="Liberation Serif" fo:font-size="12pt" fo:letter-spacing="normal" fo:font-style="normal" fo:font-weight="normal" officeooo:rsid="00123f07" officeooo:paragraph-rsid="00123f07" style:font-size-asian="12pt" style:font-size-complex="12pt"/>
    </style:style>
    <style:style style:name="P7" style:family="paragraph" style:parent-style-name="Standard">
      <style:text-properties fo:font-variant="normal" fo:text-transform="none" fo:color="#24292e" style:font-name="Liberation Serif" fo:font-size="12pt" fo:letter-spacing="normal" fo:font-style="normal" fo:font-weight="normal" officeooo:rsid="0013bfe3" officeooo:paragraph-rsid="0013bfe3" style:font-size-asian="12pt" style:font-size-complex="12pt"/>
    </style:style>
    <style:style style:name="P8" style:family="paragraph" style:parent-style-name="Standard">
      <style:text-properties officeooo:paragraph-rsid="00123f07"/>
    </style:style>
    <style:style style:name="T1" style:family="text">
      <style:text-properties officeooo:rsid="000f530e"/>
    </style:style>
    <style:style style:name="T2" style:family="text">
      <style:text-properties fo:font-variant="normal" fo:text-transform="none" fo:color="#24292e" style:font-name="Liberation Serif" fo:font-size="12pt" fo:letter-spacing="normal" fo:font-style="normal" fo:font-weight="normal" officeooo:rsid="00123f07" style:font-size-asian="12pt" style:font-size-complex="12pt"/>
    </style:style>
    <style:style style:name="T3" style:family="text">
      <style:text-properties officeooo:rsid="0013bf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 Hauptaufgaben der Motorsteuerung sind es auf Flags, wie zum Beispiel dem Emergencybreak-Flag zu reagieren und die Motorsteuerungsdaten, welche sie von dem Controller bekommt, an die Arduinocommunication zu senden.</text:p>
      <text:p text:style-name="P1"/>
      <text:p text:style-name="P2">Wir haben uns entschlossen in diesem Baustein auf Flags zu reagieren, um eine schnellere Reaktion auf kritische Ereignisse, wie zum Beispiel das plötzliche Auftauchen eines Hindernisses zu ermöglichen. Dies erreichen wir, indem wir die Flags direkt aus den Blöcken bekommen, welche die Sensordaten verarbeiten und das Signal nicht erst durch verschiedene Verarbe<text:span text:style-name="T3">i</text:span>tungsschritte durchgehen muss. <text:span text:style-name="T1">Die Emergencybreak wird erst wieder aufgehoben, sobald ein entsprechendes Signal von den Sensoren kommt.</text:span></text:p>
      <text:p text:style-name="P3"/>
      <text:p text:style-name="P4">Außerdem beherscht dieser Bauste<text:span text:style-name="T3">i</text:span>n als einziger das Protokoll, welches zur Ansteuerung der Motoren mittels der Arduinocommunication verwendet wird. So kann intern ein Protokoll verwendet werden, dass sich deutlich besser lesen und im <text:span text:style-name="T3">F</text:span>alle von Verarbeitungsfehlern debuggen lässt. Da der Motorcontroller eine gewisse Anzahl an Nullen benötigt, um aktiviert zu werden, werden die ersten 150 Geschwindigkeitsdaten auf Null gesetzt. Nach diesen 150 Nullen können dann Geschwindigkeiten an die Motoren gesendet werden. Um eine Geschwindigkeit zu verhindern, die zu schnell für die Ultraschallsensoren ist, haben wir uns entschieden eine maximale Geschwindigkeit festzulegen(momentan 12%). Sollte ein Wert, der größer als dieser ist, an die Motorsteuerung gesendet werden, so wird dieser ignoriert und ein <text:span text:style-name="T3">F</text:span>ehler in der Konsole ausgegeben.</text:p>
      <text:p text:style-name="P7"/>
      <text:p text:style-name="P2"/>
      <text:p text:style-name="P2"/>
      <text:p text:style-name="P2"/>
      <text:p text:style-name="P2"/>
      <text:p text:style-name="P8"><text:span text:style-name="T2">Umgebung</text:span></text:p>
      <text:p text:style-name="P6">Das Auto wurde in programmiert um eine blaue Linie zu verfolgen, deswegen haben wir einen Oval auf den Boden geklebt. Das verwendete Klebeband ist recht Matt, um <text:span text:style-name="T3">S</text:span>piegelungen zu vermeiden. Außerdem haben wir direkte Sonneneinstrahlung minimiert, indem wir das Fenster zugestellt habe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2:05:49.247749745</meta:creation-date>
    <dc:date>2018-01-16T09:56:45.016014917</dc:date>
    <meta:editing-duration>P2DT18H18M16S</meta:editing-duration>
    <meta:editing-cycles>3</meta:editing-cycles>
    <meta:generator>LibreOffice/5.3.7.2.0$Linux_X86_64 LibreOffice_project/30$Build-2</meta:generator>
    <meta:document-statistic meta:table-count="0" meta:image-count="0" meta:object-count="0" meta:page-count="1" meta:paragraph-count="5" meta:word-count="255" meta:character-count="1842" meta:non-whitespace-character-count="1592"/>
  </office:meta>
</office:document-meta>
</file>